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in" fo:margin-left="-0.3292in" fo:margin-right="-0.3785in" table:align="margins"/>
    </style:style>
    <style:style style:name="Table1.A" style:family="table-column">
      <style:table-column-properties style:column-width="3.6833in" style:rel-column-width="32619*"/>
    </style:style>
    <style:style style:name="Table1.B" style:family="table-column">
      <style:table-column-properties style:column-width="3.7167in" style:rel-column-width="3291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style:font-name="Arial" fo:font-size="11pt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style:font-name="Arial" fo:font-size="11pt" style:font-size-asian="11pt" style:font-size-complex="11pt"/>
    </style:style>
    <style:style style:name="P4" style:family="paragraph" style:parent-style-name="Preformatted_20_Text">
      <style:paragraph-properties fo:margin-left="0in" fo:margin-right="0in" fo:margin-top="0in" fo:margin-bottom="0.05in" fo:line-height="120%" fo:orphans="2" fo:widows="2" fo:text-indent="0in" style:auto-text-indent="false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Preformatted_20_Text">
      <style:paragraph-properties fo:margin-left="0in" fo:margin-right="0in" fo:margin-top="0in" fo:margin-bottom="0.05in" fo:orphans="2" fo:widows="2" fo:text-indent="0in" style:auto-text-indent="false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Standard">
      <style:paragraph-properties fo:margin-top="0in" fo:margin-bottom="0.05in"/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top="0in" fo:margin-bottom="0.05in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in" fo:margin-right="0in" fo:margin-top="0in" fo:margin-bottom="0.05in" fo:text-indent="0in" style:auto-text-indent="false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Standard">
      <style:paragraph-properties fo:margin-top="0in" fo:margin-bottom="0.05in"/>
      <style:text-properties style:font-name="Arial"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style:font-name="Arial" fo:font-size="11pt" fo:font-weight="normal" style:font-size-asian="11pt" style:font-size-complex="11pt"/>
    </style:style>
    <style:style style:name="P14" style:family="paragraph" style:parent-style-name="Text_20_body">
      <style:paragraph-properties fo:margin-left="0in" fo:margin-right="0in" fo:margin-top="0in" fo:margin-bottom="0.05in" fo:line-height="120%" fo:text-indent="0in" style:auto-text-indent="false" style:writing-mode="lr-tb"/>
      <style:text-properties style:font-name="Arial" fo:font-size="12pt" style:font-size-asian="12pt" style:font-size-complex="12pt"/>
    </style:style>
    <style:style style:name="P15" style:family="paragraph" style:parent-style-name="Text_20_body">
      <style:text-properties style:font-name="Courier New" fo:font-size="10pt" style:font-size-asian="10pt" style:font-size-complex="10pt"/>
    </style:style>
    <style:style style:name="P1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text-properties style:font-name="Arial" fo:font-size="12pt" style:font-size-asian="12pt" style:font-size-complex="12pt"/>
    </style:style>
    <style:style style:name="P18" style:family="paragraph" style:parent-style-name="Text_20_body">
      <style:paragraph-properties fo:margin-top="0in" fo:margin-bottom="0.05in"/>
      <style:text-properties style:font-name="Arial" fo:font-size="12pt" style:font-size-asian="12pt" style:font-size-complex="12pt"/>
    </style:style>
    <style:style style:name="P19" style:family="paragraph" style:parent-style-name="Text_20_body" style:master-page-name="">
      <style:paragraph-properties style:page-number="auto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ffff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aborator 3 <text:tab/><text:tab/><text:tab/><text:tab/><text:tab/><text:tab/><text:tab/><text:tab/><text:tab/><text:tab/>Rus Cristian 237 </text:p>
      <text:p text:style-name="P17">G=({0,1,..9,a,b,..z,A,B,..Z,#,<text:span text:style-name="T3">&lt;,&lt;=,==, != , &gt;= , &gt; , + , . , - , * , : , ; </text:span>},{cifra, cifrafarazero, cifre, farazero, numar, constanta, litera, cuvant, sirdecaractere, car, spatiu, data, vector, vectordecl, identificator, asignare, relatie, operator1, operator2, operator, expresie, daca, cattimp, conditie, corp, simplu, compus, termen, factor, citestesiafiseaza, decl, afisabil,hash},</text:p>
      <text:p text:style-name="P17">{</text:p>
      <text:p text:style-name="P17">program-&gt; cifra| cifrafarazero| cifre| farazero| numar| constanta| litera| cuvant| sirdecaractere| car| spatiu| data| vector| vectordecl| identificator| asignare| relatie| operator1| operator2| operator| expresie| daca| cattimp| conditie| corp| simplu| compus| termen| factor| citestesiafiseaza| decl| afisabil |hash,</text:p>
      <text:p text:style-name="P9">cifra-&gt;0|1|...|9 ,</text:p>
      <text:p text:style-name="P18">cifrafarazero-&gt;1|...|9 ,</text:p>
      <text:p text:style-name="P18">cifre-&gt;cifra|cifra,cifre ,</text:p>
      <text:p text:style-name="P18">farazero-&gt;cifrafarazero|cifrafarazero,cifre ,</text:p>
      <text:p text:style-name="P18">numar-&gt;+farazero|-farazero|farazero ,</text:p>
      <text:p text:style-name="P18">constanta-&gt;numar ,</text:p>
      <text:p text:style-name="P18">litera-&gt;a|b|...|z|A|...|Z ,</text:p>
      <text:p text:style-name="P18">cuvant-&gt;litera|litera,cuvant ,</text:p>
      <text:p text:style-name="P11">sirdecaractere-&gt;car|car,sirdecaractere ,</text:p>
      <text:p text:style-name="P18">car-&gt;spatiu|litera|cifra ,</text:p>
      <text:p text:style-name="P14">spatiu-&gt;' ' ,<text:line-break/>data-&gt;numar|cuvant ,</text:p>
      <text:p text:style-name="P14">vector-&gt;data|data,vector ,</text:p>
      <text:p text:style-name="P14">vectordecl-&gt;vector ,</text:p>
      <text:p text:style-name="P14">identificator-&gt;'#',cuvant|'#',cuvant,cifre ,</text:p>
      <text:p text:style-name="P14">asignare-&gt;identificator '=' expresie ,</text:p>
      <text:p text:style-name="P14">relatie-&gt;<text:span text:style-name="T3">"&lt;" | "&lt;=" | "==" | "!=" | "&gt;=" | "&gt;" ,</text:span></text:p>
      <text:p text:style-name="P11">operator1-&gt;"+"|"-" ,</text:p>
      <text:p text:style-name="P11">operator2-&gt;"*"|":" ,</text:p>
      <text:p text:style-name="P11">operator-&gt;operator1|operator2 ,</text:p>
      <text:p text:style-name="P11">expresie-&gt;expresie,operator1,termen|termen ,</text:p>
      <text:p text:style-name="P11">daca-&gt; "daca",conditie,atunci,corp|"daca" <text:s/>,</text:p>
      <text:p text:style-name="P11">,conditie,"atunci",corp,"altfel",corp ,</text:p>
      <text:p text:style-name="P11">cattimp-&gt;"cattimp",conditie,"executa",corp ,</text:p>
      <text:p text:style-name="P11">conditie-&gt;expresie,relatie,expresie ,</text:p>
      <text:p text:style-name="P11">corp-&gt; simplu|"{",compus,"}" ,<text:line-break/>simplu-&gt; asignare|citesteafiseaza|cattimp|daca|vectordecl ,<text:line-break/>compus-&gt; simplu|simplu,compus ,<text:line-break/>termen-&gt; termen,operator2,factor|factor ,</text:p>
      <text:p text:style-name="P11"><text:soft-page-break/>factor-&gt;"(", expresie, ")" |numar|identificator|constanta ,<text:line-break/>citesteafiseaza-&gt;"citeste",identificator, ";"|"afiseaza",afisabil, ";" ,</text:p>
      <text:p text:style-name="P11">decl-&gt;identificator,";" ,</text:p>
      <text:p text:style-name="P11">afisabil-&gt;expresie|cuvant|sirdecaractere </text:p>
      <text:p text:style-name="Text_20_body"><text:span text:style-name="T4">},program)</text:span> 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&lt;cifra&gt;::= "0" | "1" |...| "9" </text:p>
            <text:p text:style-name="P5">&lt;cifrafarazero&gt;::= "1" |...| "9" <text:line-break/>&lt;cifre&gt;::=&lt;cifra&gt;|&lt;cifra&gt;&lt;cifre&gt;</text:p>
            <text:p text:style-name="P5">&lt;farazero&gt;::=&lt;cifrafarazero&gt;|&lt;cifrafarazero&gt;&lt;cifre&gt;</text:p>
            <text:p text:style-name="P5">&lt;numar&gt;::=&lt;farazero&gt;|"-"&lt;farazero&gt;|"+"&lt;farazero&gt;</text:p>
            <text:p text:style-name="P5">&lt;constanta&gt;::=&lt;numar&gt;</text:p>
            <text:p text:style-name="P1">&lt;litera&gt;::="a"|"b"|...|"y"|"z"|"A"|...|"Z"</text:p>
            <text:p text:style-name="P1">&lt;cuvant&gt;::=&lt;litera&gt;|&lt;litera&gt;&lt;cuvant&gt;</text:p>
            <text:p text:style-name="P1">&lt;sirdecaractere&gt;::=&lt;car&gt;|&lt;car&gt;&lt;sirdecaractere&gt;</text:p>
            <text:p text:style-name="P1">&lt;car&gt;::=&lt;spatiu&gt;|&lt;litera&gt;|&lt;cifra&gt;</text:p>
            <text:p text:style-name="P1">&lt;spatiu&gt;::=" "</text:p>
            <text:p text:style-name="P1">&lt;data&gt;::=&lt;numar&gt;|&lt;cuvant&gt;</text:p>
            <text:p text:style-name="P1">&lt;vector&gt;::=&lt;data&gt;|&lt;data&gt;","&lt;vector&gt;</text:p>
            <text:p text:style-name="P2"><text:span text:style-name="T1">&lt;vectordecl&gt;</text:span><text:span text:style-name="T2">::= "VECTOR" "[" &lt;vector&gt; "]"</text:span></text:p>
            <text:p text:style-name="P4">&lt;identificator&gt; ::= &lt;hash&gt;&lt;cuvant&gt;|&lt;hash&gt;&lt;cuvant&gt;&lt;cifre&gt;</text:p>
            <text:p text:style-name="P1">&lt;asignare&gt; ::= &lt;identificator&gt; "=" &lt;expresie&gt;";"</text:p>
            <text:p text:style-name="P1">&lt;relatie&gt; ::= "&lt;" | "&lt;=" | "==" | "!=" | "&gt;=" | "&gt;"</text:p>
            <text:p text:style-name="P1">&lt;operator1&gt; ::= "+"|"-"</text:p>
            <text:p text:style-name="P1">&lt;operator2&gt; ::="*"|":"</text:p>
            <text:p text:style-name="P1">&lt;operator&gt; ::=&lt;operator1&gt;|&lt;operator2&gt;</text:p>
            <text:p text:style-name="P1">&lt;expresie&gt; ::=&lt;expresie&gt; &lt;operator1&gt; &lt;termen&gt; | &lt;termen&gt;</text:p>
            <text:p text:style-name="P1">&lt;daca&gt; ::= "daca" &lt;conditie&gt; "atunci" &lt;corp&gt;| "daca" &lt;conditie&gt; "atunci" &lt;corp&gt;"altfel" &lt;corp&gt;</text:p>
            <text:p text:style-name="P1">&lt;cattimp&gt; ::= "cattimp" &lt;conditie&gt; "executa" &lt;corp&gt;</text:p>
            <text:p text:style-name="P1">&lt;conditie&gt; ::= &lt;expresie&gt;&lt;relatie&gt;&lt;expresie&gt;</text:p>
            <text:p text:style-name="P1">&lt;corp&gt; ::= &lt;simplu&gt; | "{"&lt;compus&gt;"}"<text:line-break/>&lt;simplu&gt; ::= &lt;asignare&gt; | &lt;citesteafiseaza&gt;|&lt;cattimp&gt;|&lt;daca&gt;|&lt;vectordecl&gt;<text:line-break/>&lt;compus&gt; ::= &lt;simplu&gt;|&lt;simplu&gt;&lt;compus&gt;<text:line-break/>&lt;termen&gt; ::= &lt;termen&gt;&lt;operator2&gt;&lt;factor&gt;|&lt;factor&gt;</text:p>
            <text:p text:style-name="P1">&lt;factor&gt;::= "(" &lt;expresie&gt; ")" |&lt;numar&gt;|&lt;identificator&gt;|&lt;constanta&gt;<text:line-break/>&lt;citesteafiseaza&gt;::="citeste" &lt;identificator&gt; <text:soft-page-break/>";"|"afiseaza"&lt;afisabil&gt; ";"</text:p>
            <text:p text:style-name="P1">&lt;decl&gt;::=&lt;identificator&gt;";"</text:p>
            <text:p text:style-name="P2">&lt;afisabil&gt;::=&lt;expresie&gt;|&lt;cuvant&gt;|&lt;sirdecaractere&gt;</text:p>
            <text:p text:style-name="P2">&lt;hash&gt;::="#"</text:p>
          </table:table-cell>
          <table:table-cell table:style-name="Table1.B1" office:value-type="string">
            <text:p text:style-name="P6">cifra-&gt;0|1|...|9</text:p>
            <text:p text:style-name="P7">cifrafarazero-&gt;1|...|9</text:p>
            <text:p text:style-name="P7">cifre-&gt;cifra|cifra,cifre</text:p>
            <text:p text:style-name="P7">farazero-&gt;cifrafarazero|cifrafarazero,cifre</text:p>
            <text:p text:style-name="P7">numar-&gt;+farazero|-farazero|farazero</text:p>
            <text:p text:style-name="P7">constanta-&gt;numar</text:p>
            <text:p text:style-name="P7">litera-&gt;a|b|...|z|A|...|Z</text:p>
            <text:p text:style-name="P7">cuvant-&gt;litera|litera,cuvant</text:p>
            <text:p text:style-name="P1">sirdecaractere-&gt;car|car,sirdecaractere</text:p>
            <text:p text:style-name="P7">car-&gt;spatiu|litera|cifra</text:p>
            <text:p text:style-name="P3">spatiu-&gt;' '<text:line-break/>data-&gt;numar|cuvant</text:p>
            <text:p text:style-name="P3">vector-&gt;data|data,vector</text:p>
            <text:p text:style-name="P3">vectordecl-&gt;vector</text:p>
            <text:p text:style-name="P3">identificator-&gt;hash,cuvant|hash,cuvant,cifre</text:p>
            <text:p text:style-name="P3"/>
            <text:p text:style-name="P3">asignare-&gt;identificator '=' expresie</text:p>
            <text:p text:style-name="P3">relatie-&gt;<text:span text:style-name="T3">"&lt;" | "&lt;=" | "==" | "!=" | "&gt;=" | "&gt;"</text:span></text:p>
            <text:p text:style-name="P1">operator1-&gt;"+"|"-"</text:p>
            <text:p text:style-name="P1">operator2-&gt;"*"|":"</text:p>
            <text:p text:style-name="P1">operator-&gt;operator1|operator2</text:p>
            <text:p text:style-name="P1">expresie-&gt;expresie,operator1,termen|termen</text:p>
            <text:p text:style-name="P1"/>
            <text:p text:style-name="P1">daca-&gt; "daca",conditie,atunci,corp|"daca" </text:p>
            <text:p text:style-name="P1">,conditie,"atunci",corp,"altfel",corp</text:p>
            <text:p text:style-name="P1">cattimp-&gt;"cattimp",conditie,"executa",corp</text:p>
            <text:p text:style-name="P1">conditie-&gt;expresie,relatie,expresie</text:p>
            <text:p text:style-name="P1">corp-&gt; simplu|"{",compus,"}"<text:line-break/>simplu-&gt; asignare|citesteafiseaza|cattimp|daca|vectordecl<text:line-break/>compus-&gt; simplu|simplu,compus<text:line-break/>termen-&gt; termen,operator2,factor|factor</text:p>
            <text:p text:style-name="P1">factor-&gt;"(", expresie, ")" |numar|identificator|constanta</text:p>
            <text:p text:style-name="P1"><text:line-break/>citesteafiseaza-&gt;"citeste",identificator, <text:soft-page-break/>";"|"afiseaza",afisabil, ";"</text:p>
            <text:p text:style-name="P1">decl-&gt;identificator,";"</text:p>
            <text:p text:style-name="P1">afisabil-&gt;expresie|cuvant|sirdecaractere</text:p>
            <text:p text:style-name="P1">hash-&gt;"#"</text:p>
          </table:table-cell>
        </table:table-row>
      </table:table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M40S</meta:editing-duration>
    <meta:editing-cycles>16</meta:editing-cycles>
    <meta:generator>OpenOffice/4.1.2$Win32 OpenOffice.org_project/412m3$Build-9782</meta:generator>
    <dc:date>2017-11-22T15:26:29.80</dc:date>
    <meta:document-statistic meta:table-count="1" meta:image-count="0" meta:object-count="0" meta:page-count="3" meta:paragraph-count="91" meta:word-count="345" meta:character-count="4383"/>
    <meta:user-defined meta:name="Info 1"/>
    <meta:user-defined meta:name="Info 2"/>
    <meta:user-defined meta:name="Info 3"/>
    <meta:user-defined meta:name="Info 4"/>
  </office:meta>
</office:document-meta>
</file>